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4pt" style:font-name-asian="Courier New" style:font-size-asian="14pt" style:font-name-complex="Courier New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Courier New" style:font-name-asian="Courier New" style:font-name-complex="Courier New"/>
    </style:style>
    <style:style style:name="T3" style:family="text">
      <style:text-properties fo:color="#008080" style:font-name-asian="Courier New" style:font-name-complex="Courier New"/>
    </style:style>
    <style:style style:name="T4" style:family="text">
      <style:text-properties fo:color="#3f7f7f"/>
    </style:style>
    <style:style style:name="T5" style:family="text">
      <style:text-properties fo:color="#3f7f7f" style:font-name="Courier New" style:font-name-asian="Courier New" style:font-name-complex="Courier New"/>
    </style:style>
    <style:style style:name="T6" style:family="text">
      <style:text-properties fo:color="#3f7f7f" style:font-name-asian="Courier New" style:font-name-complex="Courier New"/>
    </style:style>
    <style:style style:name="T7" style:family="text">
      <style:text-properties fo:color="#7f007f"/>
    </style:style>
    <style:style style:name="T8" style:family="text">
      <style:text-properties fo:color="#000000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fo:color="#896612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808080"/>
    </style:style>
    <style:style style:name="T13" style:family="text">
      <style:text-properties fo:color="#0000c0"/>
    </style:style>
    <style:style style:name="T14" style:family="text">
      <style:text-properties fo:color="#0000c0" style:font-name="Courier New" style:font-name-asian="Courier New" style:font-name-complex="Courier New"/>
    </style:style>
    <style:style style:name="T15" style:family="text">
      <style:text-properties fo:color="#008282"/>
    </style:style>
    <style:style style:name="T16" style:family="text">
      <style:text-properties fo:color="#557f5f"/>
    </style:style>
    <style:style style:name="T17" style:family="text">
      <style:text-properties fo:color="#00ae00"/>
    </style:style>
    <style:style style:name="T18" style:family="text">
      <style:text-properties fo:color="#00ae00" fo:font-weight="bold" style:font-weight-asian="bold" style:font-weight-complex="bold"/>
    </style:style>
    <style:style style:name="T19" style:family="text">
      <style:text-properties fo:color="#00ae00" style:font-name="Courier New" style:font-name-asian="Courier New" style:font-name-complex="Courier New"/>
    </style:style>
    <style:style style:name="T20" style:family="text">
      <style:text-properties fo:color="#00ae00" style:font-name="Courier New" style:font-name-asian="Courier New" style:font-name-complex="Courier New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worzenie Atom Feed z najowszymi ofertami:</text:p>
      <text:p text:style-name="P1"/>
      <text:p text:style-name="P1">//src/Ens/JobeetBundle/Resources/views/Job/index.atom.twig</text:p>
      <text:p text:style-name="P1"/>
      <text:p text:style-name="P2"><text:span text:style-name="T1">&lt;?</text:span><text:span text:style-name="T4">xml</text:span> <text:span text:style-name="T7">version</text:span><text:span text:style-name="T8">=</text:span><text:span text:style-name="T9">"1.0"</text:span> <text:span text:style-name="T7">encoding</text:span><text:span text:style-name="T8">=</text:span><text:span text:style-name="T9">"utf-8"</text:span><text:span text:style-name="T1">?&gt;</text:span></text:p>
      <text:p text:style-name="P5"><text:span text:style-name="T1">&lt;</text:span><text:span text:style-name="T4">feed</text:span> <text:span text:style-name="T7">xmlns</text:span><text:span text:style-name="T8">=</text:span><text:span text:style-name="T9">"http://www.w3.org/2005/Atom"</text:span><text:span text:style-name="T1">&gt;</text:span></text:p>
      <text:p text:style-name="P5"><text:span text:style-name="T8"><text:s text:c="4"/></text:span><text:span text:style-name="T1">&lt;</text:span><text:span text:style-name="T4">title</text:span><text:span text:style-name="T1">&gt;</text:span><text:span text:style-name="T8">Jobeet</text:span><text:span text:style-name="T1">&lt;/</text:span><text:span text:style-name="T4">title</text:span><text:span text:style-name="T1">&gt;</text:span></text:p>
      <text:p text:style-name="P5"><text:span text:style-name="T8"><text:s text:c="4"/></text:span><text:span text:style-name="T1">&lt;</text:span><text:span text:style-name="T4">subtitle</text:span><text:span text:style-name="T1">&gt;</text:span><text:span text:style-name="T8">Latest Jobs</text:span><text:span text:style-name="T1">&lt;/</text:span><text:span text:style-name="T4">subtitle</text:span><text:span text:style-name="T1">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<text:span text:style-name="T9">""</text:span> <text:span text:style-name="T7">rel</text:span><text:span text:style-name="T8">=</text:span><text:span text:style-name="T9">"self"</text:span><text:span text:style-name="T1">/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<text:span text:style-name="T9">""</text:span><text:span text:style-name="T1">/&gt;</text:span></text:p>
      <text:p text:style-name="P5"><text:span text:style-name="T8"><text:s text:c="4"/></text:span><text:span text:style-name="T1">&lt;</text:span><text:span text:style-name="T4">updated</text:span><text:span text:style-name="T1">&gt;&lt;/</text:span><text:span text:style-name="T4">updated</text:span><text:span text:style-name="T1">&gt;</text:span></text:p>
      <text:p text:style-name="P5"><text:span text:style-name="T8"><text:s text:c="4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8">Jobeet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4"/></text:span><text:span text:style-name="T1">&lt;</text:span><text:span text:style-name="T4">id</text:span><text:span text:style-name="T1">&gt;</text:span><text:span text:style-name="T8">Unique Id</text:span><text:span text:style-name="T1">&lt;/</text:span><text:span text:style-name="T4">id</text:span><text:span text:style-name="T1">&gt;</text:span></text:p>
      <text:p text:style-name="P7"><text:s/></text:p>
      <text:p text:style-name="P5"><text:span text:style-name="T8"><text:s text:c="4"/></text:span><text:span text:style-name="T1">&lt;</text:span><text:span text:style-name="T4">entry</text:span><text:span text:style-name="T1">&gt;</text:span></text:p>
      <text:p text:style-name="P5"><text:span text:style-name="T8"><text:s text:c="8"/></text:span><text:span text:style-name="T1">&lt;</text:span><text:span text:style-name="T4">title</text:span><text:span text:style-name="T1">&gt;</text:span><text:span text:style-name="T8">Job title</text:span><text:span text:style-name="T1">&lt;/</text:span><text:span text:style-name="T4">title</text:span><text:span text:style-name="T1">&gt;</text:span></text:p>
      <text:p text:style-name="P5"><text:span text:style-name="T8"><text:s text:c="8"/></text:span><text:span text:style-name="T1">&lt;</text:span><text:span text:style-name="T4">link</text:span> <text:span text:style-name="T7">href</text:span><text:span text:style-name="T8">=</text:span><text:span text:style-name="T9">""</text:span> <text:span text:style-name="T1">/&gt;</text:span></text:p>
      <text:p text:style-name="P5"><text:span text:style-name="T8"><text:s text:c="8"/></text:span><text:span text:style-name="T1">&lt;</text:span><text:span text:style-name="T4">id</text:span><text:span text:style-name="T1">&gt;</text:span><text:span text:style-name="T8">Unique id</text:span><text:span text:style-name="T1">&lt;/</text:span><text:span text:style-name="T4">id</text:span><text:span text:style-name="T1">&gt;</text:span></text:p>
      <text:p text:style-name="P5"><text:span text:style-name="T8"><text:s text:c="8"/></text:span><text:span text:style-name="T1">&lt;</text:span><text:span text:style-name="T4">updated</text:span><text:span text:style-name="T1">&gt;&lt;/</text:span><text:span text:style-name="T4">updated</text:span><text:span text:style-name="T1">&gt;</text:span></text:p>
      <text:p text:style-name="P5"><text:span text:style-name="T8"><text:s text:c="8"/></text:span><text:span text:style-name="T1">&lt;</text:span><text:span text:style-name="T4">summary</text:span><text:span text:style-name="T1">&gt;</text:span><text:span text:style-name="T8">Job description</text:span><text:span text:style-name="T1">&lt;/</text:span><text:span text:style-name="T4">summary</text:span><text:span text:style-name="T1">&gt;</text:span></text:p>
      <text:p text:style-name="P5"><text:span text:style-name="T8"><text:s text:c="8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8">Company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4"/></text:span><text:span text:style-name="T1">&lt;/</text:span><text:span text:style-name="T4">entry</text:span><text:span text:style-name="T1">&gt;</text:span></text:p>
      <text:p text:style-name="P3"><text:span text:style-name="T2">&lt;/</text:span><text:span text:style-name="T5">feed</text:span><text:span text:style-name="T2">&gt;</text:span></text:p>
      <text:p text:style-name="P1"/>
      <text:p text:style-name="P1"/>
      <text:p text:style-name="P1">2. Akrualizujemy link w stopce strony</text:p>
      <text:p text:style-name="P1"/>
      <text:p text:style-name="P1">//src/Ens/JobeetBundle/Resources/views/layout.html.twig</text:p>
      <text:p text:style-name="P1"/>
      <text:p text:style-name="P2"><text:span text:style-name="T1">&lt;</text:span><text:span text:style-name="T4">li</text:span><text:span text:style-name="T1"> </text:span><text:span text:style-name="T7">class</text:span><text:span text:style-name="T8">=</text:span><text:span text:style-name="T9">"feed"</text:span><text:span text:style-name="T1">&gt;&lt;</text:span><text:span text:style-name="T4">a</text:span><text:span text:style-name="T1"> </text:span><text:span text:style-name="T7">href</text:span><text:span text:style-name="T8">=</text:span><text:span text:style-name="T1">"</text:span><text:span text:style-name="T10">{{</text:span><text:span text:style-name="T11"> </text:span><text:span text:style-name="T8">path</text:span><text:span text:style-name="T12">(</text:span><text:span text:style-name="T13">'ens_job'</text:span><text:span text:style-name="T12">,</text:span><text:span text:style-name="T11"> </text:span><text:span text:style-name="T15">{</text:span><text:span text:style-name="T13">'_format'</text:span><text:span text:style-name="T12">:</text:span><text:span text:style-name="T11"> </text:span><text:span text:style-name="T13">'atom'</text:span><text:span text:style-name="T15">}</text:span><text:span text:style-name="T12">)</text:span><text:span text:style-name="T11"> </text:span><text:span text:style-name="T10">}}</text:span><text:span text:style-name="T1">"&gt;</text:span><text:span text:style-name="T8">Full feed</text:span><text:span text:style-name="T1">&lt;/</text:span><text:span text:style-name="T4">a</text:span><text:span text:style-name="T1">&gt;&lt;/</text:span><text:span text:style-name="T4">li</text:span><text:span text:style-name="T1">&gt;</text:span></text:p>
      <text:p text:style-name="P1"/>
      <text:p text:style-name="P1">3. Dodajemy znacznik w sekcji head strony</text:p>
      <text:p text:style-name="P1"/>
      <text:p text:style-name="P1">//src/Ens/JobeetBundle/Resources/views/layout.html.twig</text:p>
      <text:p text:style-name="P1"/>
      <text:p text:style-name="P2"><text:span text:style-name="T1">&lt;</text:span><text:span text:style-name="T4">link</text:span> <text:span text:style-name="T7">rel</text:span><text:span text:style-name="T8">=</text:span><text:span text:style-name="T9">"alternate"</text:span> <text:span text:style-name="T7">type</text:span><text:span text:style-name="T8">=</text:span><text:span text:style-name="T9">"application/atom+xml"</text:span> <text:span text:style-name="T7">title</text:span><text:span text:style-name="T8">=</text:span><text:span text:style-name="T9">"Latest Jobs"</text:span> <text:span text:style-name="T7">href</text:span><text:span text:style-name="T8">=</text:span>"<text:span text:style-name="T10">{{</text:span><text:span text:style-name="T11"> </text:span><text:span text:style-name="T8">url</text:span><text:span text:style-name="T12">(</text:span><text:span text:style-name="T13">'ens_job'</text:span><text:span text:style-name="T12">,</text:span><text:span text:style-name="T11"> </text:span><text:span text:style-name="T15">{</text:span><text:span text:style-name="T13">'_format'</text:span><text:span text:style-name="T12">:</text:span><text:span text:style-name="T11"> </text:span><text:span text:style-name="T13">'atom'</text:span><text:span text:style-name="T15">}</text:span><text:span text:style-name="T12">)</text:span><text:span text:style-name="T11"> </text:span><text:span text:style-name="T10">}}</text:span>" <text:span text:style-name="T1">/&gt;</text:span></text:p>
      <text:p text:style-name="P1"/>
      <text:p text:style-name="P1">4. W kontrolerze JobController zmieniamy indexAction</text:p>
      <text:p text:style-name="P13"/>
      <text:p text:style-name="P9">//src/Ens/JobeetBundle/Controller/JobController.php</text:p>
      <text:p text:style-name="P13"/>
      <text:p text:style-name="P5"><text:span text:style-name="T8"><text:s text:c="4"/></text:span><text:span text:style-name="T11">public function </text:span><text:span text:style-name="T8">indexAction()</text:span></text:p>
      <text:p text:style-name="P7"><text:s text:c="4"/>{</text:p>
      <text:p text:style-name="P7"><text:s text:c="8"/>$em = $this-&gt;getDoctrine()-&gt;getManager();</text:p>
      <text:p text:style-name="P11"/>
      <text:p text:style-name="P5"><text:span text:style-name="T8"><text:s text:c="8"/>$categories = $em-&gt;getRepository(</text:span><text:span text:style-name="T13">'EnsJobeetBundle:Category'</text:span><text:span text:style-name="T8">)-&gt;getWithJobs();</text:span></text:p>
      <text:p text:style-name="P7"><text:s/></text:p>
      <text:p text:style-name="P5"><text:span text:style-name="T8"><text:s text:c="8"/></text:span><text:span text:style-name="T11">foreach</text:span><text:span text:style-name="T8">($categories </text:span><text:span text:style-name="T11">as </text:span><text:span text:style-name="T8">$category)</text:span></text:p>
      <text:p text:style-name="P7"><text:s text:c="8"/>{</text:p>
      <text:p text:style-name="P5"><text:span text:style-name="T8"><text:s text:c="10"/>$category-&gt;setActiveJobs($em-&gt;getRepository(</text:span><text:span text:style-name="T13">'EnsJobeetBundle:Job'</text:span><text:span text:style-name="T8">)-&gt;getActiveJobs($category-&gt;getId(), $this-&gt;</text:span><text:span text:style-name="T13">container</text:span><text:span text:style-name="T8">-&gt;getParameter(</text:span><text:span text:style-name="T13">'max_jobs_on_homepage'</text:span><text:span text:style-name="T8">)));</text:span></text:p>
      <text:p text:style-name="P5"><text:span text:style-name="T8"><text:s text:c="10"/>$category-&gt;setMoreJobs($em-&gt;getRepository(</text:span><text:span text:style-name="T13">'EnsJobeetBundle:Job'</text:span><text:span text:style-name="T8">)-&gt;countActiveJobs($category-&gt;getId()) - $this-&gt;</text:span><text:span text:style-name="T13">container</text:span><text:span text:style-name="T8">-&gt;getParameter(</text:span><text:span text:style-name="T13">'max_jobs_on_homepage'</text:span><text:span text:style-name="T8">));</text:span></text:p>
      <text:p text:style-name="P7"><text:s text:c="8"/>}</text:p>
      <text:p text:style-name="P5"><text:span text:style-name="T8"><text:s text:c="8"/></text:span><text:span text:style-name="T16">/* </text:span></text:p>
      <text:p text:style-name="P11"><text:s text:c="8"/>return $this-&gt;render('EnsJobeetBundle:Job:index.html.twig', array(</text:p>
      <text:p text:style-name="P11"><text:s text:c="12"/>'categories' =&gt; $categories</text:p>
      <text:p text:style-name="P11"><text:s text:c="8"/>));</text:p>
      <text:p text:style-name="P11"><text:soft-page-break/><text:s text:c="8"/>*/</text:p>
      <text:p text:style-name="P7"><text:s text:c="8"/><text:span text:style-name="T17">$format = $this-&gt;getRequest()-&gt;getRequestFormat();</text:span></text:p>
      <text:p text:style-name="P7"><text:s text:c="8"/></text:p>
      <text:p text:style-name="P5"><text:span text:style-name="T8"><text:s text:c="8"/></text:span><text:span text:style-name="T11">return </text:span><text:span text:style-name="T8">$this-&gt;render(</text:span><text:span text:style-name="T13">'EnsJobeetBundle:Job:index.'</text:span><text:span text:style-name="T8">.</text:span><text:span text:style-name="T17">$format</text:span><text:span text:style-name="T8">.</text:span><text:span text:style-name="T13">'.twig'</text:span><text:span text:style-name="T8">, </text:span><text:span text:style-name="T11">array</text:span><text:span text:style-name="T8">(</text:span></text:p>
      <text:p text:style-name="P5"><text:span text:style-name="T8"><text:s text:c="4"/><text:tab/><text:tab/></text:span><text:span text:style-name="T13">'categories' </text:span><text:span text:style-name="T8">=&gt; $categories</text:span></text:p>
      <text:p text:style-name="P7"><text:tab/><text:tab/>));</text:p>
      <text:p text:style-name="P11"/>
      <text:p text:style-name="P7"><text:s text:c="4"/>}</text:p>
      <text:p text:style-name="P13"/>
      <text:p text:style-name="P13"/>
      <text:p text:style-name="P9">5. Zmieniamy nagłówek szablonu index.atom.twig</text:p>
      <text:p text:style-name="P13"/>
      <text:p text:style-name="P9"/>
      <text:p text:style-name="P10"><text:span text:style-name="T1">&lt;?</text:span><text:span text:style-name="T4">xml</text:span> <text:span text:style-name="T7">version</text:span><text:span text:style-name="T8">=</text:span><text:span text:style-name="T9">"1.0"</text:span> <text:span text:style-name="T7">encoding</text:span><text:span text:style-name="T8">=</text:span><text:span text:style-name="T9">"utf-8"</text:span><text:span text:style-name="T1">?&gt;</text:span></text:p>
      <text:p text:style-name="P5"><text:span text:style-name="T1">&lt;</text:span><text:span text:style-name="T4">feed</text:span> <text:span text:style-name="T7">xmlns</text:span><text:span text:style-name="T8">=</text:span><text:span text:style-name="T9">"http://www.w3.org/2005/Atom"</text:span><text:span text:style-name="T1">&gt;</text:span></text:p>
      <text:p text:style-name="P5"><text:span text:style-name="T8"><text:s text:c="4"/></text:span><text:span text:style-name="T1">&lt;</text:span><text:span text:style-name="T4">title</text:span><text:span text:style-name="T1">&gt;</text:span><text:span text:style-name="T8">Jobeet</text:span><text:span text:style-name="T1">&lt;/</text:span><text:span text:style-name="T4">title</text:span><text:span text:style-name="T1">&gt;</text:span></text:p>
      <text:p text:style-name="P5"><text:span text:style-name="T8"><text:s text:c="4"/></text:span><text:span text:style-name="T1">&lt;</text:span><text:span text:style-name="T4">subtitle</text:span><text:span text:style-name="T1">&gt;</text:span><text:span text:style-name="T8">Latest Jobs</text:span><text:span text:style-name="T1">&lt;/</text:span><text:span text:style-name="T4">subtitle</text:span><text:span text:style-name="T1">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"<text:span text:style-name="T17">{{</text:span><text:span text:style-name="T18"> </text:span><text:span text:style-name="T17">url('ens_job',</text:span><text:span text:style-name="T18"> </text:span><text:span text:style-name="T17">{'_format':</text:span><text:span text:style-name="T18"> </text:span><text:span text:style-name="T17">'atom'})</text:span><text:span text:style-name="T18"> </text:span><text:span text:style-name="T17">}}</text:span>" <text:span text:style-name="T7">rel</text:span><text:span text:style-name="T8">=</text:span><text:span text:style-name="T9">"self"</text:span><text:span text:style-name="T1">/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"<text:span text:style-name="T17">{{</text:span><text:span text:style-name="T18"> </text:span><text:span text:style-name="T17">url('ens_jobeet_homepage')</text:span><text:span text:style-name="T18"> </text:span><text:span text:style-name="T17">}}</text:span>"<text:span text:style-name="T1">/&gt;</text:span></text:p>
      <text:p text:style-name="P5"><text:span text:style-name="T8"><text:s text:c="4"/></text:span><text:span text:style-name="T1">&lt;</text:span><text:span text:style-name="T4">updated</text:span><text:span text:style-name="T1">&gt;</text:span><text:span text:style-name="T17">{{</text:span><text:span text:style-name="T18"> </text:span><text:span text:style-name="T17">lastUpdated</text:span><text:span text:style-name="T18"> </text:span><text:span text:style-name="T17">}}</text:span><text:span text:style-name="T1">&lt;/</text:span><text:span text:style-name="T4">updated</text:span><text:span text:style-name="T1">&gt;</text:span></text:p>
      <text:p text:style-name="P5"><text:span text:style-name="T8"><text:s text:c="4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8">Jobeet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4"/></text:span><text:span text:style-name="T1">&lt;</text:span><text:span text:style-name="T4">id</text:span><text:span text:style-name="T1">&gt;</text:span><text:span text:style-name="T17">{{</text:span><text:span text:style-name="T18"> </text:span><text:span text:style-name="T17">feedId</text:span><text:span text:style-name="T18"> </text:span><text:span text:style-name="T17">}}</text:span><text:span text:style-name="T1">&lt;/</text:span><text:span text:style-name="T4">id</text:span><text:span text:style-name="T1">&gt;</text:span></text:p>
      <text:p text:style-name="P7"><text:s/></text:p>
      <text:p text:style-name="P5"><text:span text:style-name="T8"><text:s text:c="4"/></text:span><text:span text:style-name="T1">&lt;</text:span><text:span text:style-name="T4">entry</text:span><text:span text:style-name="T1">&gt;</text:span></text:p>
      <text:p text:style-name="P5"><text:span text:style-name="T8"><text:s text:c="8"/></text:span><text:span text:style-name="T1">&lt;</text:span><text:span text:style-name="T4">title</text:span><text:span text:style-name="T1">&gt;</text:span><text:span text:style-name="T8">Job title</text:span><text:span text:style-name="T1">&lt;/</text:span><text:span text:style-name="T4">title</text:span><text:span text:style-name="T1">&gt;</text:span></text:p>
      <text:p text:style-name="P5"><text:span text:style-name="T8"><text:s text:c="8"/></text:span><text:span text:style-name="T1">&lt;</text:span><text:span text:style-name="T4">link</text:span> <text:span text:style-name="T7">href</text:span><text:span text:style-name="T8">=</text:span><text:span text:style-name="T9">""</text:span> <text:span text:style-name="T1">/&gt;</text:span></text:p>
      <text:p text:style-name="P5"><text:span text:style-name="T8"><text:s text:c="8"/></text:span><text:span text:style-name="T1">&lt;</text:span><text:span text:style-name="T4">id</text:span><text:span text:style-name="T1">&gt;</text:span><text:span text:style-name="T8">Unique id</text:span><text:span text:style-name="T1">&lt;/</text:span><text:span text:style-name="T4">id</text:span><text:span text:style-name="T1">&gt;</text:span></text:p>
      <text:p text:style-name="P5"><text:span text:style-name="T8"><text:s text:c="8"/></text:span><text:span text:style-name="T1">&lt;</text:span><text:span text:style-name="T4">updated</text:span><text:span text:style-name="T1">&gt;&lt;/</text:span><text:span text:style-name="T4">updated</text:span><text:span text:style-name="T1">&gt;</text:span></text:p>
      <text:p text:style-name="P5"><text:span text:style-name="T8"><text:s text:c="8"/></text:span><text:span text:style-name="T1">&lt;</text:span><text:span text:style-name="T4">summary</text:span><text:span text:style-name="T1">&gt;</text:span><text:span text:style-name="T8">Job description</text:span><text:span text:style-name="T1">&lt;/</text:span><text:span text:style-name="T4">summary</text:span><text:span text:style-name="T1">&gt;</text:span></text:p>
      <text:p text:style-name="P5"><text:span text:style-name="T8"><text:s text:c="8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8">Company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4"/></text:span><text:span text:style-name="T1">&lt;/</text:span><text:span text:style-name="T4">entry</text:span><text:span text:style-name="T1">&gt;</text:span></text:p>
      <text:p text:style-name="P6"><text:span text:style-name="T3">&lt;/</text:span><text:span text:style-name="T6">feed</text:span><text:span text:style-name="T3">&gt;</text:span></text:p>
      <text:p text:style-name="P9"/>
      <text:p text:style-name="P9">6. W kontrolerze JobController zmieniamy indexAction</text:p>
      <text:p text:style-name="P9"/>
      <text:p text:style-name="P8">//src/Ens/JobeetBundle/Controller/JobController.php</text:p>
      <text:p text:style-name="P8"/>
      <text:p text:style-name="P10"><text:span text:style-name="T8"><text:s text:c="4"/></text:span><text:span text:style-name="T11">public function </text:span><text:span text:style-name="T8">indexAction()</text:span></text:p>
      <text:p text:style-name="P7"><text:s text:c="4"/>{</text:p>
      <text:p text:style-name="P7"><text:s text:c="8"/>$em = $this-&gt;getDoctrine()-&gt;getManager();</text:p>
      <text:p text:style-name="P5"/>
      <text:p text:style-name="P5"><text:span text:style-name="T8"><text:s text:c="8"/></text:span><text:span text:style-name="T16">//$entities = $em-&gt;getRepository('EnsJobeetBundle:Job')-&gt;findAll();</text:span></text:p>
      <text:p text:style-name="P7"><text:s text:c="8"/></text:p>
      <text:p text:style-name="P5"><text:span text:style-name="T8"><text:s text:c="8"/></text:span><text:span text:style-name="T16">//$query = $em-&gt;createQuery('SELECT j FROM EnsJobeetBundle:Job j WHERE j.expires_at &gt; :date')</text:span></text:p>
      <text:p text:style-name="P5"><text:span text:style-name="T8"><text:s text:c="8"/></text:span><text:span text:style-name="T16">//<text:tab/>-&gt;setParameter('date', date('Y-m-d H:i:s', time() - 86400 * 30));</text:span></text:p>
      <text:p text:style-name="P7"><text:s text:c="8"/></text:p>
      <text:p text:style-name="P5"><text:span text:style-name="T8"><text:s text:c="8"/>$categories = $em-&gt;getRepository(</text:span><text:span text:style-name="T13">'EnsJobeetBundle:Category'</text:span><text:span text:style-name="T8">)-&gt;getWithJobs();</text:span></text:p>
      <text:p text:style-name="P7"><text:s/></text:p>
      <text:p text:style-name="P5"><text:span text:style-name="T8"><text:s text:c="8"/></text:span><text:span text:style-name="T11">foreach</text:span><text:span text:style-name="T8">($categories </text:span><text:span text:style-name="T11">as </text:span><text:span text:style-name="T8">$category)</text:span></text:p>
      <text:p text:style-name="P7"><text:s text:c="8"/>{</text:p>
      <text:p text:style-name="P5"><text:span text:style-name="T8"><text:s text:c="10"/>$category-&gt;setActiveJobs($em-&gt;getRepository(</text:span><text:span text:style-name="T13">'EnsJobeetBundle:Job'</text:span><text:span text:style-name="T8">)-&gt;getActiveJobs($category-&gt;getId(), $this-&gt;</text:span><text:span text:style-name="T13">container</text:span><text:span text:style-name="T8">-&gt;getParameter(</text:span><text:span text:style-name="T13">'max_jobs_on_homepage'</text:span><text:span text:style-name="T8">)));</text:span></text:p>
      <text:p text:style-name="P5"><text:span text:style-name="T8"><text:s text:c="10"/>$category-&gt;setMoreJobs($em-&gt;getRepository(</text:span><text:span text:style-name="T13">'EnsJobeetBundle:Job'</text:span><text:span text:style-name="T8">)-&gt;countActiveJobs($category-&gt;getId()) - $this-&gt;</text:span><text:span text:style-name="T13">container</text:span><text:span text:style-name="T8">-&gt;getParameter(</text:span><text:span text:style-name="T13">'max_jobs_on_homepage'</text:span><text:span text:style-name="T8">));</text:span></text:p>
      <text:p text:style-name="P7"><text:s text:c="8"/>}</text:p>
      <text:p text:style-name="P5"><text:span text:style-name="T8"><text:s text:c="8"/></text:span><text:span text:style-name="T16">/* </text:span></text:p>
      <text:p text:style-name="P11"><text:s text:c="8"/>return $this-&gt;render('EnsJobeetBundle:Job:index.html.twig', array(</text:p>
      <text:p text:style-name="P11"><text:s text:c="12"/>'categories' =&gt; $categories</text:p>
      <text:p text:style-name="P11"><text:s text:c="8"/>));</text:p>
      <text:p text:style-name="P11"><text:soft-page-break/><text:s text:c="8"/>*/</text:p>
      <text:p text:style-name="P7"><text:s text:c="8"/></text:p>
      <text:p text:style-name="P5"><text:span text:style-name="T8"><text:s text:c="7"/></text:span><text:span text:style-name="T17"><text:s/>$latestJob = $em-&gt;getRepository('EnsJobeetBundle:Job')-&gt;getLatestPost();</text:span></text:p>
      <text:p text:style-name="P12"><text:s/></text:p>
      <text:p text:style-name="P12"><text:s text:c="8"/><text:span text:style-name="T21">if</text:span>($latestJob) {</text:p>
      <text:p text:style-name="P12"><text:s text:c="12"/>$lastUpdated = $latestJob-&gt;getCreatedAt()-&gt;format(DATE_ATOM);</text:p>
      <text:p text:style-name="P12"><text:s text:c="8"/>} <text:span text:style-name="T21">else </text:span>{</text:p>
      <text:p text:style-name="P12"><text:s text:c="12"/>$lastUpdated = <text:span text:style-name="T21">new </text:span>\DateTime();</text:p>
      <text:p text:style-name="P12"><text:s text:c="12"/>$lastUpdated = $lastUpdated-&gt;format(DATE_ATOM);</text:p>
      <text:p text:style-name="P12"><text:s text:c="8"/>}</text:p>
      <text:p text:style-name="P7"><text:s text:c="8"/></text:p>
      <text:p text:style-name="P7"><text:s text:c="8"/>$format = $this-&gt;getRequest()-&gt;getRequestFormat();</text:p>
      <text:p text:style-name="P7"><text:tab/><text:tab/></text:p>
      <text:p text:style-name="P5"><text:span text:style-name="T8"><text:tab/> <text:s/></text:span><text:span text:style-name="T11">return </text:span><text:span text:style-name="T8">$this-&gt;render(</text:span><text:span text:style-name="T13">'EnsJobeetBundle:Job:index.'</text:span><text:span text:style-name="T8">.$format.</text:span><text:span text:style-name="T13">'.twig'</text:span><text:span text:style-name="T8">, </text:span><text:span text:style-name="T11">array</text:span><text:span text:style-name="T8">(</text:span></text:p>
      <text:p text:style-name="P5"><text:span text:style-name="T8"><text:s text:c="15"/></text:span><text:span text:style-name="T13">'categories' </text:span><text:span text:style-name="T8">=&gt; $categories,</text:span></text:p>
      <text:p text:style-name="P5"><text:span text:style-name="T8"><text:s text:c="15"/></text:span><text:span text:style-name="T17">'lastUpdated' =&gt; $lastUpdated,</text:span></text:p>
      <text:p text:style-name="P12"><text:s text:c="15"/>'feedId' =&gt; sha1($this-&gt;get('router')-&gt;generate('ens_job', <text:span text:style-name="T21">array</text:span>('_format'=&gt; 'atom'), <text:span text:style-name="T21">true</text:span>)),</text:p>
      <text:p text:style-name="P7"><text:s text:c="8"/>));</text:p>
      <text:p text:style-name="P11"/>
      <text:p text:style-name="P7"><text:s text:c="4"/>}</text:p>
      <text:p text:style-name="P9"/>
      <text:p text:style-name="P9">7. Aby uzyskać datę ostatniego postu dodajemy metodę getLatestPost()</text:p>
      <text:p text:style-name="P9"/>
      <text:p text:style-name="P8">//src/Ens/JobeetBundle/Repository/JobRepository.php</text:p>
      <text:p text:style-name="P7"/>
      <text:p text:style-name="P10"><text:span text:style-name="T8"><text:s text:c="2"/></text:span><text:span text:style-name="T11">public function </text:span><text:span text:style-name="T8">getLatestPost($category_id = </text:span><text:span text:style-name="T11">null</text:span><text:span text:style-name="T8">)</text:span></text:p>
      <text:p text:style-name="P7"><text:s text:c="2"/>{</text:p>
      <text:p text:style-name="P5"><text:span text:style-name="T8"><text:s text:c="4"/>$query = $this-&gt;createQueryBuilder(</text:span><text:span text:style-name="T13">'j'</text:span><text:span text:style-name="T8">)</text:span></text:p>
      <text:p text:style-name="P5"><text:span text:style-name="T8"><text:s text:c="6"/>-&gt;where(</text:span><text:span text:style-name="T13">'j.expires_at &gt; :date'</text:span><text:span text:style-name="T8">)</text:span></text:p>
      <text:p text:style-name="P5"><text:span text:style-name="T8"><text:s text:c="6"/>-&gt;setParameter(</text:span><text:span text:style-name="T13">'date'</text:span><text:span text:style-name="T8">, date(</text:span><text:span text:style-name="T13">'Y-m-d H:i:s'</text:span><text:span text:style-name="T8">, time()))</text:span></text:p>
      <text:p text:style-name="P5"><text:span text:style-name="T8"><text:s text:c="6"/>-&gt;andWhere(</text:span><text:span text:style-name="T13">'j.is_activated = :activated'</text:span><text:span text:style-name="T8">)</text:span></text:p>
      <text:p text:style-name="P5"><text:span text:style-name="T8"><text:s text:c="6"/>-&gt;setParameter(</text:span><text:span text:style-name="T13">'activated'</text:span><text:span text:style-name="T8">, 1)</text:span></text:p>
      <text:p text:style-name="P5"><text:span text:style-name="T8"><text:s text:c="6"/>-&gt;orderBy(</text:span><text:span text:style-name="T13">'j.expires_at'</text:span><text:span text:style-name="T8">, </text:span><text:span text:style-name="T13">'DESC'</text:span><text:span text:style-name="T8">)</text:span></text:p>
      <text:p text:style-name="P7"><text:s text:c="6"/>-&gt;setMaxResults(1);</text:p>
      <text:p text:style-name="P7"><text:s/></text:p>
      <text:p text:style-name="P5"><text:span text:style-name="T8"><text:s text:c="4"/></text:span><text:span text:style-name="T11">if</text:span><text:span text:style-name="T8">($category_id) {</text:span></text:p>
      <text:p text:style-name="P5"><text:span text:style-name="T8"><text:s text:c="6"/>$query-&gt;andWhere(</text:span><text:span text:style-name="T13">'j.category = :category_id'</text:span><text:span text:style-name="T8">)</text:span></text:p>
      <text:p text:style-name="P5"><text:span text:style-name="T8"><text:s text:c="6"/>-&gt;setParameter(</text:span><text:span text:style-name="T13">'category_id'</text:span><text:span text:style-name="T8">, $category_id);</text:span></text:p>
      <text:p text:style-name="P7"><text:s text:c="4"/>}</text:p>
      <text:p text:style-name="P7"><text:s/></text:p>
      <text:p text:style-name="P5"><text:span text:style-name="T8"><text:s text:c="4"/></text:span><text:span text:style-name="T11">try</text:span><text:span text:style-name="T8">{</text:span></text:p>
      <text:p text:style-name="P7"><text:s text:c="6"/>$job = $query-&gt;getQuery()-&gt;getSingleResult();</text:p>
      <text:p text:style-name="P5"><text:span text:style-name="T8"><text:s text:c="4"/>} </text:span><text:span text:style-name="T11">catch</text:span><text:span text:style-name="T8">(\Doctrine\Orm\NoResultException $e){</text:span></text:p>
      <text:p text:style-name="P5"><text:span text:style-name="T8"><text:s text:c="6"/>$job = </text:span><text:span text:style-name="T11">null</text:span><text:span text:style-name="T8">;</text:span></text:p>
      <text:p text:style-name="P7"><text:s text:c="4"/>}</text:p>
      <text:p text:style-name="P7"><text:s/></text:p>
      <text:p text:style-name="P5"><text:span text:style-name="T8"><text:s text:c="4"/></text:span><text:span text:style-name="T11">return </text:span><text:span text:style-name="T8">$job; <text:s text:c="3"/></text:span></text:p>
      <text:p text:style-name="P7"><text:s text:c="2"/>}</text:p>
      <text:p text:style-name="P9"/>
      <text:p text:style-name="P9">8. Wpisy feed mogą być generowane z następującego kodu:</text:p>
      <text:p text:style-name="P9"/>
      <text:p text:style-name="P9">//src/Ens/JobeetBundle/Resources/views/Job/index.atom.twig</text:p>
      <text:p text:style-name="P14"/>
      <text:p text:style-name="P10"><text:span text:style-name="T1">&lt;?</text:span><text:span text:style-name="T4">xml</text:span> <text:span text:style-name="T7">version</text:span><text:span text:style-name="T8">=</text:span><text:span text:style-name="T9">"1.0"</text:span> <text:span text:style-name="T7">encoding</text:span><text:span text:style-name="T8">=</text:span><text:span text:style-name="T9">"utf-8"</text:span><text:span text:style-name="T1">?&gt;</text:span></text:p>
      <text:p text:style-name="P5"><text:span text:style-name="T1">&lt;</text:span><text:span text:style-name="T4">feed</text:span> <text:span text:style-name="T7">xmlns</text:span><text:span text:style-name="T8">=</text:span><text:span text:style-name="T9">"http://www.w3.org/2005/Atom"</text:span><text:span text:style-name="T1">&gt;</text:span></text:p>
      <text:p text:style-name="P5"><text:span text:style-name="T8"><text:s text:c="4"/></text:span><text:span text:style-name="T1">&lt;</text:span><text:span text:style-name="T4">title</text:span><text:span text:style-name="T1">&gt;</text:span><text:span text:style-name="T8">Jobeet</text:span><text:span text:style-name="T1">&lt;/</text:span><text:span text:style-name="T4">title</text:span><text:span text:style-name="T1">&gt;</text:span></text:p>
      <text:p text:style-name="P5"><text:span text:style-name="T8"><text:s text:c="4"/></text:span><text:span text:style-name="T1">&lt;</text:span><text:span text:style-name="T4">subtitle</text:span><text:span text:style-name="T1">&gt;</text:span><text:span text:style-name="T8">Latest Jobs</text:span><text:span text:style-name="T1">&lt;/</text:span><text:span text:style-name="T4">subtitle</text:span><text:span text:style-name="T1">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"<text:span text:style-name="T10">{{</text:span><text:span text:style-name="T11"> </text:span><text:span text:style-name="T8">url</text:span><text:span text:style-name="T12">(</text:span><text:span text:style-name="T13">'ens_job'</text:span><text:span text:style-name="T12">,</text:span><text:span text:style-name="T11"> </text:span><text:span text:style-name="T15">{</text:span><text:span text:style-name="T13">'_format'</text:span><text:span text:style-name="T12">:</text:span><text:span text:style-name="T11"> </text:span><text:span text:style-name="T13">'atom'</text:span><text:span text:style-name="T15">}</text:span><text:span text:style-name="T12">)</text:span><text:span text:style-name="T11"> </text:span><text:span text:style-name="T10">}}</text:span>" <text:span text:style-name="T7">rel</text:span><text:span text:style-name="T8">=</text:span><text:span text:style-name="T9">"self"</text:span><text:span text:style-name="T1">/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"<text:span text:style-name="T10">{{</text:span><text:span text:style-name="T11"> </text:span><text:span text:style-name="T8">url</text:span><text:span text:style-name="T12">(</text:span><text:span text:style-name="T13">'ens_jobeet_homepage'</text:span><text:span text:style-name="T12">)</text:span><text:span text:style-name="T11"> </text:span><text:span text:style-name="T10">}}</text:span>"<text:span text:style-name="T1">/&gt;</text:span></text:p>
      <text:p text:style-name="P5"><text:span text:style-name="T8"><text:s text:c="4"/></text:span><text:span text:style-name="T1">&lt;</text:span><text:span text:style-name="T4">updated</text:span><text:span text:style-name="T1">&gt;</text:span><text:span text:style-name="T10">{{</text:span><text:span text:style-name="T11"> </text:span><text:span text:style-name="T8">lastUpdated</text:span><text:span text:style-name="T11"> </text:span><text:span text:style-name="T10">}}</text:span><text:span text:style-name="T1">&lt;/</text:span><text:span text:style-name="T4">updated</text:span><text:span text:style-name="T1">&gt;</text:span></text:p>
      <text:p text:style-name="P5"><text:span text:style-name="T8"><text:s text:c="4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8">Jobeet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4"/></text:span><text:span text:style-name="T1">&lt;</text:span><text:span text:style-name="T4">id</text:span><text:span text:style-name="T1">&gt;</text:span><text:span text:style-name="T10">{{</text:span><text:span text:style-name="T11"> </text:span><text:span text:style-name="T8">feedId</text:span><text:span text:style-name="T11"> </text:span><text:span text:style-name="T10">}}</text:span><text:span text:style-name="T1">&lt;/</text:span><text:span text:style-name="T4">id</text:span><text:span text:style-name="T1">&gt;</text:span></text:p>
      <text:p text:style-name="P7"><text:soft-page-break/><text:s/></text:p>
      <text:p text:style-name="P12">{%<text:span text:style-name="T21"> for </text:span>category<text:span text:style-name="T21"> in </text:span>categories<text:span text:style-name="T21"> </text:span>%}</text:p>
      <text:p text:style-name="P12"><text:s text:c="4"/>{%<text:span text:style-name="T21"> for </text:span>entity<text:span text:style-name="T21"> in </text:span>category.activejobs<text:span text:style-name="T21"> </text:span>%}</text:p>
      <text:p text:style-name="P12"><text:s text:c="8"/>&lt;entry&gt;</text:p>
      <text:p text:style-name="P12"><text:s text:c="12"/>&lt;title&gt;{{<text:span text:style-name="T21"> </text:span>entity.position<text:span text:style-name="T21"> </text:span>}} ({{<text:span text:style-name="T21"> </text:span>entity.location<text:span text:style-name="T21"> </text:span>}})&lt;/title&gt;</text:p>
      <text:p text:style-name="P12"><text:s text:c="12"/>&lt;link href="{{<text:span text:style-name="T21"> </text:span>url('ens_job_show',<text:span text:style-name="T21"> </text:span>{<text:span text:style-name="T21"> </text:span>'id':<text:span text:style-name="T21"> </text:span>entity.id,<text:span text:style-name="T21"> </text:span>'company':<text:span text:style-name="T21"> </text:span>entity.companyslug,<text:span text:style-name="T21"> </text:span>'location':<text:span text:style-name="T21"> </text:span>entity.locationslug,<text:span text:style-name="T21"> </text:span>'position':<text:span text:style-name="T21"> </text:span>entity.positionslug<text:span text:style-name="T21"> </text:span>})<text:span text:style-name="T21"> </text:span>}}" /&gt;</text:p>
      <text:p text:style-name="P12"><text:s text:c="12"/>&lt;id&gt;{{<text:span text:style-name="T21"> </text:span>entity.id<text:span text:style-name="T21"> </text:span>}}&lt;/id&gt;</text:p>
      <text:p text:style-name="P12"><text:s text:c="12"/>&lt;updated&gt;{{<text:span text:style-name="T21"> </text:span>entity.createdAt.format(constant('DATE_ATOM'))<text:span text:style-name="T21"> </text:span>}}&lt;/updated&gt;</text:p>
      <text:p text:style-name="P12"><text:s text:c="12"/>&lt;summary type=<text:span text:style-name="T22">"xhtml"</text:span>&gt;</text:p>
      <text:p text:style-name="P12"><text:s text:c="16"/>&lt;div xmlns=<text:span text:style-name="T22">"http://www.w3.org/1999/xhtml"</text:span>&gt;</text:p>
      <text:p text:style-name="P12"><text:s text:c="20"/>{%<text:span text:style-name="T21"> if </text:span>entity.logo<text:span text:style-name="T21"> </text:span>%}</text:p>
      <text:p text:style-name="P12"><text:s text:c="24"/>&lt;div&gt;</text:p>
      <text:p text:style-name="P12"><text:s text:c="28"/>&lt;a href="{{<text:span text:style-name="T21"> </text:span>entity.url<text:span text:style-name="T21"> </text:span>}}"&gt;</text:p>
      <text:p text:style-name="P12"><text:s text:c="32"/>&lt;img src="<text:span text:style-name="T22">http://</text:span>{{<text:span text:style-name="T21"> </text:span>app.request.host<text:span text:style-name="T21"> </text:span>}}<text:span text:style-name="T22">/uploads/jobs/</text:span>{{<text:span text:style-name="T21"> </text:span>entity.logo<text:span text:style-name="T21"> </text:span>}}" alt="{{<text:span text:style-name="T21"> </text:span>entity.company<text:span text:style-name="T21"> </text:span>}}<text:span text:style-name="T22"> logo</text:span>" /&gt;</text:p>
      <text:p text:style-name="P12"><text:s text:c="28"/>&lt;/a&gt;</text:p>
      <text:p text:style-name="P12"><text:s text:c="24"/>&lt;/div&gt;</text:p>
      <text:p text:style-name="P12"><text:s text:c="20"/>{%<text:span text:style-name="T21"> endif </text:span>%}</text:p>
      <text:p text:style-name="P12"><text:s text:c="20"/>&lt;div&gt;</text:p>
      <text:p text:style-name="P12"><text:s text:c="24"/>{{<text:span text:style-name="T21"> </text:span>entity.description|nl2br<text:span text:style-name="T21"> </text:span>}}</text:p>
      <text:p text:style-name="P12"><text:s text:c="20"/>&lt;/div&gt;</text:p>
      <text:p text:style-name="P12"><text:s text:c="20"/>&lt;h4&gt;How to apply?&lt;/h4&gt;</text:p>
      <text:p text:style-name="P12"><text:s text:c="20"/>&lt;p&gt;{{<text:span text:style-name="T21"> </text:span>entity.howtoapply<text:span text:style-name="T21"> </text:span>}}&lt;/p&gt;</text:p>
      <text:p text:style-name="P12"><text:s text:c="16"/>&lt;/div&gt;</text:p>
      <text:p text:style-name="P12"><text:s text:c="12"/>&lt;/summary&gt;</text:p>
      <text:p text:style-name="P12"><text:s text:c="12"/>&lt;author&gt;&lt;name&gt;{{<text:span text:style-name="T21"> </text:span>entity.company<text:span text:style-name="T21"> </text:span>}}&lt;/name&gt;&lt;/author&gt;</text:p>
      <text:p text:style-name="P12"><text:s text:c="8"/>&lt;/entry&gt;</text:p>
      <text:p text:style-name="P12"><text:s text:c="4"/>{%<text:span text:style-name="T21"> endfor </text:span>%}</text:p>
      <text:p text:style-name="P12">{%<text:span text:style-name="T21"> endfor </text:span>%}</text:p>
      <text:p text:style-name="P5"><text:span text:style-name="T1">&lt;/</text:span><text:span text:style-name="T4">feed</text:span><text:span text:style-name="T1">&gt;</text:span></text:p>
      <text:p text:style-name="P5"/>
      <text:p text:style-name="P4">Latest jobs in a category feed</text:p>
      <text:p text:style-name="P9">Tworzenie Atom Feed z najowszymi ofertami z danej kategorii.</text:p>
      <text:p text:style-name="P9"/>
      <text:p text:style-name="P9">1. Aktualizujemy linki w template:</text:p>
      <text:p text:style-name="P9"/>
      <text:p text:style-name="P9">//src/Ens/JobeetBundle/Resources/views/Job/index.html.twig</text:p>
      <text:p text:style-name="P9">...</text:p>
      <text:p text:style-name="P10"><text:span text:style-name="T1">&lt;</text:span><text:span text:style-name="T4">div</text:span> <text:span text:style-name="T7">class</text:span><text:span text:style-name="T8">=</text:span><text:span text:style-name="T9">"feed"</text:span><text:span text:style-name="T1">&gt;</text:span></text:p>
      <text:p text:style-name="P5"><text:span text:style-name="T17"><text:s text:c="2"/>&lt;a href="{{</text:span><text:span text:style-name="T18"> </text:span><text:span text:style-name="T17">path('</text:span><text:span text:style-name="T19">ens_jobeet_category</text:span><text:span text:style-name="T17">',</text:span><text:span text:style-name="T18"> </text:span><text:span text:style-name="T17">{</text:span><text:span text:style-name="T18"> </text:span><text:span text:style-name="T17">'slug':</text:span><text:span text:style-name="T18"> </text:span><text:span text:style-name="T17">category.slug,</text:span><text:span text:style-name="T18"> </text:span><text:span text:style-name="T17">'_format':</text:span><text:span text:style-name="T18"> </text:span><text:span text:style-name="T17">'atom'</text:span><text:span text:style-name="T18"> </text:span><text:span text:style-name="T17">})</text:span><text:span text:style-name="T18"> </text:span><text:span text:style-name="T17">}}"&gt;Feed&lt;/a&gt;</text:span></text:p>
      <text:p text:style-name="P5"><text:span text:style-name="T1">&lt;/</text:span><text:span text:style-name="T4">div</text:span><text:span text:style-name="T1">&gt;</text:span></text:p>
      <text:p text:style-name="P9">...</text:p>
      <text:p text:style-name="P9"/>
      <text:p text:style-name="P9">//src/Ens/JobeetBundle/Resources/views/Category/show.html.twig</text:p>
      <text:p text:style-name="P9">...</text:p>
      <text:p text:style-name="P10"><text:span text:style-name="T1">&lt;</text:span><text:span text:style-name="T4">div</text:span> <text:span text:style-name="T7">class</text:span><text:span text:style-name="T8">=</text:span><text:span text:style-name="T9">"feed"</text:span><text:span text:style-name="T1">&gt;</text:span></text:p>
      <text:p text:style-name="P5"><text:span text:style-name="T17"><text:s text:c="2"/>&lt;a href="{{</text:span><text:span text:style-name="T18"> </text:span><text:span text:style-name="T17">path('</text:span><text:span text:style-name="T19">ens_jobeet_category</text:span><text:span text:style-name="T17">',</text:span><text:span text:style-name="T18"> </text:span><text:span text:style-name="T17">{</text:span><text:span text:style-name="T18"> </text:span><text:span text:style-name="T17">'slug':</text:span><text:span text:style-name="T18"> </text:span><text:span text:style-name="T17">category.slug,</text:span><text:span text:style-name="T18"> </text:span><text:span text:style-name="T17">'_format':</text:span><text:span text:style-name="T18"> </text:span><text:span text:style-name="T17">'atom'</text:span><text:span text:style-name="T18"> </text:span><text:span text:style-name="T17">})</text:span><text:span text:style-name="T18"> </text:span><text:span text:style-name="T17">}}"&gt;Feed&lt;/a&gt;</text:span></text:p>
      <text:p text:style-name="P5"><text:span text:style-name="T1">&lt;/</text:span><text:span text:style-name="T4">div</text:span><text:span text:style-name="T1">&gt;</text:span></text:p>
      <text:p text:style-name="P9">...</text:p>
      <text:p text:style-name="P9"/>
      <text:p text:style-name="P9">2. Aktualizacja kontrolera:</text:p>
      <text:p text:style-name="P9"/>
      <text:p text:style-name="P9">//src/Ens/JobeetBundle/Controller/CategoryController.php</text:p>
      <text:p text:style-name="P9"/>
      <text:p text:style-name="P10"><text:span text:style-name="T8"><text:s text:c="4"/></text:span><text:span text:style-name="T11">public function </text:span><text:span text:style-name="T8">showAction($slug, $page)</text:span></text:p>
      <text:p text:style-name="P7"><text:s text:c="4"/>{</text:p>
      <text:p text:style-name="P7"><text:s text:c="8"/>$em = $this-&gt;getDoctrine()-&gt;getManager();</text:p>
      <text:p text:style-name="P7"><text:s/></text:p>
      <text:p text:style-name="P5"><text:soft-page-break/><text:span text:style-name="T8"><text:s text:c="8"/>$category = $em-&gt;getRepository(</text:span><text:span text:style-name="T13">'EnsJobeetBundle:Category'</text:span><text:span text:style-name="T8">)-&gt;findOneBySlug($slug);</text:span></text:p>
      <text:p text:style-name="P7"><text:s/></text:p>
      <text:p text:style-name="P5"><text:span text:style-name="T8"><text:s text:c="8"/></text:span><text:span text:style-name="T11">if </text:span><text:span text:style-name="T8">(!$category) {</text:span></text:p>
      <text:p text:style-name="P5"><text:span text:style-name="T8"><text:s text:c="12"/></text:span><text:span text:style-name="T11">throw </text:span><text:span text:style-name="T8">$this-&gt;createNotFoundException(</text:span><text:span text:style-name="T13">'Unable to find Category entity.'</text:span><text:span text:style-name="T8">);</text:span></text:p>
      <text:p text:style-name="P7"><text:s text:c="8"/>}</text:p>
      <text:p text:style-name="P7"><text:s/></text:p>
      <text:p text:style-name="P12"><text:s text:c="8"/>$latestJob = $em-&gt;getRepository('EnsJobeetBundle:Job')-&gt;getLatestPost($category-&gt;getId());</text:p>
      <text:p text:style-name="P12"><text:s/></text:p>
      <text:p text:style-name="P12"><text:s text:c="8"/><text:span text:style-name="T21">if</text:span>($latestJob) {</text:p>
      <text:p text:style-name="P12"><text:s text:c="12"/>$lastUpdated = $latestJob-&gt;getCreatedAt()-&gt;format(DATE_ATOM); </text:p>
      <text:p text:style-name="P12"><text:s text:c="8"/>} <text:span text:style-name="T21">else </text:span>{</text:p>
      <text:p text:style-name="P12"><text:s text:c="12"/>$lastUpdated = <text:span text:style-name="T21">new </text:span>\DateTime();</text:p>
      <text:p text:style-name="P12"><text:s text:c="12"/>$lastUpdated = $lastUpdated-&gt;format(DATE_ATOM);</text:p>
      <text:p text:style-name="P12"><text:s text:c="8"/>}</text:p>
      <text:p text:style-name="P7"><text:s/></text:p>
      <text:p text:style-name="P5"><text:span text:style-name="T8"><text:s text:c="8"/>$total_jobs = $em-&gt;getRepository(</text:span><text:span text:style-name="T13">'EnsJobeetBundle:Job'</text:span><text:span text:style-name="T8">)-&gt;countActiveJobs($category-&gt;getId());</text:span></text:p>
      <text:p text:style-name="P5"><text:span text:style-name="T8"><text:s text:c="8"/>$jobs_per_page = $this-&gt;</text:span><text:span text:style-name="T13">container</text:span><text:span text:style-name="T8">-&gt;getParameter(</text:span><text:span text:style-name="T13">'max_jobs_on_category'</text:span><text:span text:style-name="T8">);</text:span></text:p>
      <text:p text:style-name="P7"><text:s text:c="8"/>$last_page = ceil($total_jobs / $jobs_per_page);</text:p>
      <text:p text:style-name="P7"><text:s text:c="8"/>$previous_page = $page &gt; 1 ? $page - 1 : 1;</text:p>
      <text:p text:style-name="P7"><text:s text:c="8"/>$next_page = $page &lt; $last_page ? $page + 1 : $last_page;</text:p>
      <text:p text:style-name="P7"><text:s/></text:p>
      <text:p text:style-name="P5"><text:span text:style-name="T8"><text:s text:c="8"/>$category-&gt;setActiveJobs($em-&gt;getRepository(</text:span><text:span text:style-name="T13">'EnsJobeetBundle:Job'</text:span><text:span text:style-name="T8">)-&gt;getActiveJobs($category-&gt;getId(), $jobs_per_page, ($page - 1) * $jobs_per_page));</text:span></text:p>
      <text:p text:style-name="P7"><text:s/></text:p>
      <text:p text:style-name="P7"><text:s text:c="8"/><text:span text:style-name="T17">$format = $this-&gt;getRequest()-&gt;getRequestFormat();</text:span></text:p>
      <text:p text:style-name="P7"><text:s/></text:p>
      <text:p text:style-name="P5"><text:span text:style-name="T8"><text:s text:c="8"/></text:span><text:span text:style-name="T11">return </text:span><text:span text:style-name="T8">$this-&gt;render(</text:span><text:span text:style-name="T13">'EnsJobeetBundle:Category:show.'</text:span><text:span text:style-name="T8">.</text:span><text:span text:style-name="T17">$format</text:span><text:span text:style-name="T8">.</text:span><text:span text:style-name="T13">'.twig'</text:span><text:span text:style-name="T8">, </text:span><text:span text:style-name="T11">array</text:span><text:span text:style-name="T8">(</text:span></text:p>
      <text:p text:style-name="P5"><text:span text:style-name="T8"><text:s text:c="12"/></text:span><text:span text:style-name="T13">'category' </text:span><text:span text:style-name="T8">=&gt; $category,</text:span></text:p>
      <text:p text:style-name="P5"><text:span text:style-name="T8"><text:s text:c="12"/></text:span><text:span text:style-name="T13">'last_page' </text:span><text:span text:style-name="T8">=&gt; $last_page,</text:span></text:p>
      <text:p text:style-name="P5"><text:span text:style-name="T8"><text:s text:c="12"/></text:span><text:span text:style-name="T13">'previous_page' </text:span><text:span text:style-name="T8">=&gt; $previous_page,</text:span></text:p>
      <text:p text:style-name="P5"><text:span text:style-name="T8"><text:s text:c="12"/></text:span><text:span text:style-name="T13">'current_page' </text:span><text:span text:style-name="T8">=&gt; $page,</text:span></text:p>
      <text:p text:style-name="P5"><text:span text:style-name="T8"><text:s text:c="12"/></text:span><text:span text:style-name="T13">'next_page' </text:span><text:span text:style-name="T8">=&gt; $next_page,</text:span></text:p>
      <text:p text:style-name="P5"><text:span text:style-name="T8"><text:s text:c="12"/></text:span><text:span text:style-name="T13">'total_jobs' </text:span><text:span text:style-name="T8">=&gt; $total_jobs,</text:span></text:p>
      <text:p text:style-name="P5"><text:span text:style-name="T8"><text:s text:c="11"/></text:span><text:span text:style-name="T17"><text:s/>'feedId' =&gt; sha1($this-&gt;get('router')-&gt;generate('</text:span><text:span text:style-name="T19">ens_jobeet_category</text:span><text:span text:style-name="T17">', </text:span><text:span text:style-name="T18">array</text:span><text:span text:style-name="T17">('slug' =&gt; $category-&gt;getSlug(), 'format' =&gt; 'atom'), </text:span><text:span text:style-name="T18">true</text:span><text:span text:style-name="T17">)),</text:span></text:p>
      <text:p text:style-name="P5"><text:span text:style-name="T17"><text:s text:c="12"/>'lastUpdated' =&gt; $lastUpdated </text:span><text:span text:style-name="T8"><text:s text:c="3"/></text:span></text:p>
      <text:p text:style-name="P7"><text:s text:c="8"/>));</text:p>
      <text:p text:style-name="P7"><text:s text:c="4"/>}</text:p>
      <text:p text:style-name="P9"/>
      <text:p text:style-name="P9">3. Tworzenie Atom Feed (show.atom.twig) z najowszymi ofertami:</text:p>
      <text:p text:style-name="P9"/>
      <text:p text:style-name="P9">src/Ens/JobeetBundle/Resources/views/Category/show.atom.twig</text:p>
      <text:p text:style-name="P9"/>
      <text:p text:style-name="P5"><text:span text:style-name="T1">&lt;?</text:span><text:span text:style-name="T4">xml</text:span><text:span text:style-name="T1"> </text:span><text:span text:style-name="T7">version</text:span><text:span text:style-name="T8">=</text:span><text:span text:style-name="T9">"1.0"</text:span><text:span text:style-name="T1"> </text:span><text:span text:style-name="T7">encoding</text:span><text:span text:style-name="T8">=</text:span><text:span text:style-name="T9">"utf-8"</text:span><text:span text:style-name="T1">?&gt;</text:span></text:p>
      <text:p text:style-name="P5"><text:span text:style-name="T1">&lt;</text:span><text:span text:style-name="T4">feed</text:span> <text:span text:style-name="T7">xmlns</text:span><text:span text:style-name="T8">=</text:span><text:span text:style-name="T9">"http://www.w3.org/2005/Atom"</text:span><text:span text:style-name="T1">&gt;</text:span></text:p>
      <text:p text:style-name="P5"><text:span text:style-name="T8"><text:s text:c="4"/></text:span><text:span text:style-name="T1">&lt;</text:span><text:span text:style-name="T4">title</text:span><text:span text:style-name="T1">&gt;</text:span><text:span text:style-name="T8">Jobeet (</text:span><text:span text:style-name="T10">{{</text:span><text:span text:style-name="T11"> </text:span><text:span text:style-name="T8">category</text:span><text:span text:style-name="T12">.</text:span><text:span text:style-name="T8">name</text:span><text:span text:style-name="T11"> </text:span><text:span text:style-name="T10">}}</text:span><text:span text:style-name="T8">)</text:span><text:span text:style-name="T1">&lt;/</text:span><text:span text:style-name="T4">title</text:span><text:span text:style-name="T1">&gt;</text:span></text:p>
      <text:p text:style-name="P5"><text:span text:style-name="T8"><text:s text:c="4"/></text:span><text:span text:style-name="T1">&lt;</text:span><text:span text:style-name="T4">subtitle</text:span><text:span text:style-name="T1">&gt;</text:span><text:span text:style-name="T8">Latest Jobs</text:span><text:span text:style-name="T1">&lt;/</text:span><text:span text:style-name="T4">subtitle</text:span><text:span text:style-name="T1">&gt;</text:span></text:p>
      <text:p text:style-name="P5"><text:span text:style-name="T8"><text:s text:c="4"/></text:span><text:span text:style-name="T1">&lt;</text:span><text:span text:style-name="T4">link</text:span> <text:span text:style-name="T7">href</text:span><text:span text:style-name="T8">=</text:span>"<text:span text:style-name="T10">{{</text:span><text:span text:style-name="T11"> </text:span><text:span text:style-name="T8">url</text:span><text:span text:style-name="T12">(</text:span><text:span text:style-name="T13">'EnsJobeetBundle_category'</text:span><text:span text:style-name="T12">,</text:span><text:span text:style-name="T11"> </text:span><text:span text:style-name="T15">{</text:span><text:span text:style-name="T11"> </text:span><text:span text:style-name="T13">'slug'</text:span><text:span text:style-name="T12">:</text:span><text:span text:style-name="T11"> </text:span><text:span text:style-name="T8">category</text:span><text:span text:style-name="T12">.</text:span><text:span text:style-name="T8">slug</text:span><text:span text:style-name="T12">,</text:span><text:span text:style-name="T11"> </text:span><text:span text:style-name="T13">'_format'</text:span><text:span text:style-name="T12">:</text:span><text:span text:style-name="T11"> </text:span><text:span text:style-name="T13">'atom'</text:span><text:span text:style-name="T11"> </text:span><text:span text:style-name="T15">}</text:span><text:span text:style-name="T12">)</text:span><text:span text:style-name="T11"> </text:span><text:span text:style-name="T10">}}</text:span>" <text:span text:style-name="T7">rel</text:span><text:span text:style-name="T8">=</text:span><text:span text:style-name="T9">"self"</text:span> <text:span text:style-name="T1">/&gt;</text:span></text:p>
      <text:p text:style-name="P5"><text:span text:style-name="T8"><text:s text:c="4"/></text:span><text:span text:style-name="T1">&lt;</text:span><text:span text:style-name="T4">updated</text:span><text:span text:style-name="T1">&gt;</text:span><text:span text:style-name="T10">{{</text:span><text:span text:style-name="T11"> </text:span><text:span text:style-name="T8">lastUpdated</text:span><text:span text:style-name="T11"> </text:span><text:span text:style-name="T10">}}</text:span><text:span text:style-name="T1">&lt;/</text:span><text:span text:style-name="T4">updated</text:span><text:span text:style-name="T1">&gt;</text:span></text:p>
      <text:p text:style-name="P5"><text:span text:style-name="T8"><text:s text:c="4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8">Jobeet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4"/></text:span><text:span text:style-name="T1">&lt;</text:span><text:span text:style-name="T4">id</text:span><text:span text:style-name="T1">&gt;</text:span><text:span text:style-name="T10">{{</text:span><text:span text:style-name="T11"> </text:span><text:span text:style-name="T8">feedId</text:span><text:span text:style-name="T11"> </text:span><text:span text:style-name="T10">}}</text:span><text:span text:style-name="T1">&lt;/</text:span><text:span text:style-name="T4">id</text:span><text:span text:style-name="T1">&gt;</text:span></text:p>
      <text:p text:style-name="P7"><text:s/></text:p>
      <text:p text:style-name="P5"><text:span text:style-name="T8"><text:s text:c="4"/></text:span><text:span text:style-name="T10">{%</text:span><text:span text:style-name="T11"> for </text:span><text:span text:style-name="T8">entity</text:span><text:span text:style-name="T11"> in </text:span><text:span text:style-name="T8">category</text:span><text:span text:style-name="T12">.</text:span><text:span text:style-name="T8">activejobs</text:span><text:span text:style-name="T11"> </text:span><text:span text:style-name="T10">%}</text:span></text:p>
      <text:p text:style-name="P5"><text:span text:style-name="T8"><text:s text:c="8"/></text:span><text:span text:style-name="T1">&lt;</text:span><text:span text:style-name="T4">entry</text:span><text:span text:style-name="T1">&gt;</text:span></text:p>
      <text:p text:style-name="P5"><text:span text:style-name="T8"><text:s text:c="12"/></text:span><text:span text:style-name="T1">&lt;</text:span><text:span text:style-name="T4">title</text:span><text:span text:style-name="T1">&gt;</text:span><text:span text:style-name="T10">{{</text:span><text:span text:style-name="T11"> </text:span><text:span text:style-name="T8">entity</text:span><text:span text:style-name="T12">.</text:span><text:span text:style-name="T8">position</text:span><text:span text:style-name="T11"> </text:span><text:span text:style-name="T10">}}</text:span><text:span text:style-name="T8"> (</text:span><text:span text:style-name="T10">{{</text:span><text:span text:style-name="T11"> </text:span><text:span text:style-name="T8">entity</text:span><text:span text:style-name="T12">.</text:span><text:span text:style-name="T8">location</text:span><text:span text:style-name="T11"> </text:span><text:span text:style-name="T10">}}</text:span><text:span text:style-name="T8">)</text:span><text:span text:style-name="T1">&lt;/</text:span><text:span text:style-name="T4">title</text:span><text:span text:style-name="T1">&gt;</text:span></text:p>
      <text:p text:style-name="P5"><text:span text:style-name="T8"><text:s text:c="12"/></text:span><text:span text:style-name="T1">&lt;</text:span><text:span text:style-name="T4">link</text:span> <text:span text:style-name="T7">href</text:span><text:span text:style-name="T8">=</text:span>"<text:span text:style-name="T10">{{</text:span><text:span text:style-name="T11"> </text:span><text:span text:style-name="T8">url</text:span><text:span text:style-name="T12">(</text:span><text:span text:style-name="T13">'ens_job_show'</text:span><text:span text:style-name="T12">,</text:span><text:span text:style-name="T11"> </text:span><text:span text:style-name="T15">{</text:span><text:span text:style-name="T11"> </text:span><text:span text:style-name="T13">'id'</text:span><text:span text:style-name="T12">:</text:span><text:span text:style-name="T11"> </text:span><text:span text:style-name="T8">entity</text:span><text:span text:style-name="T12">.</text:span><text:span text:style-name="T8">id</text:span><text:span text:style-name="T12">,</text:span><text:span text:style-name="T11"> </text:span><text:span text:style-name="T13">'company'</text:span><text:span text:style-name="T12">:</text:span><text:span text:style-name="T11"> </text:span><text:soft-page-break/><text:span text:style-name="T8">entity</text:span><text:span text:style-name="T12">.</text:span><text:span text:style-name="T8">companyslug</text:span><text:span text:style-name="T12">,</text:span><text:span text:style-name="T11"> </text:span><text:span text:style-name="T13">'location'</text:span><text:span text:style-name="T12">:</text:span><text:span text:style-name="T11"> </text:span><text:span text:style-name="T8">entity</text:span><text:span text:style-name="T12">.</text:span><text:span text:style-name="T8">locationslug</text:span><text:span text:style-name="T12">,</text:span><text:span text:style-name="T11"> </text:span><text:span text:style-name="T13">'position'</text:span><text:span text:style-name="T12">:</text:span><text:span text:style-name="T11"> </text:span><text:span text:style-name="T8">entity</text:span><text:span text:style-name="T12">.</text:span><text:span text:style-name="T8">positionslug</text:span><text:span text:style-name="T11"> </text:span><text:span text:style-name="T15">}</text:span><text:span text:style-name="T12">)</text:span><text:span text:style-name="T11"> </text:span><text:span text:style-name="T10">}}</text:span>" <text:span text:style-name="T1">/&gt;</text:span></text:p>
      <text:p text:style-name="P5"><text:span text:style-name="T8"><text:s text:c="12"/></text:span><text:span text:style-name="T1">&lt;</text:span><text:span text:style-name="T4">id</text:span><text:span text:style-name="T1">&gt;</text:span><text:span text:style-name="T10">{{</text:span><text:span text:style-name="T11"> </text:span><text:span text:style-name="T8">entity</text:span><text:span text:style-name="T12">.</text:span><text:span text:style-name="T8">id</text:span><text:span text:style-name="T11"> </text:span><text:span text:style-name="T10">}}</text:span><text:span text:style-name="T1">&lt;/</text:span><text:span text:style-name="T4">id</text:span><text:span text:style-name="T1">&gt;</text:span></text:p>
      <text:p text:style-name="P5"><text:span text:style-name="T8"><text:s text:c="12"/></text:span><text:span text:style-name="T1">&lt;</text:span><text:span text:style-name="T4">updated</text:span><text:span text:style-name="T1">&gt;</text:span><text:span text:style-name="T10">{{</text:span><text:span text:style-name="T11"> </text:span><text:span text:style-name="T8">entity</text:span><text:span text:style-name="T12">.</text:span><text:span text:style-name="T8">createdAt</text:span><text:span text:style-name="T12">.</text:span><text:span text:style-name="T8">format</text:span><text:span text:style-name="T12">(</text:span><text:span text:style-name="T8">constant</text:span><text:span text:style-name="T12">(</text:span><text:span text:style-name="T13">'DATE_ATOM'</text:span><text:span text:style-name="T12">))</text:span><text:span text:style-name="T11"> </text:span><text:span text:style-name="T10">}}</text:span><text:span text:style-name="T1">&lt;/</text:span><text:span text:style-name="T4">updated</text:span><text:span text:style-name="T1">&gt;</text:span></text:p>
      <text:p text:style-name="P5"><text:span text:style-name="T8"><text:s text:c="12"/></text:span><text:span text:style-name="T1">&lt;</text:span><text:span text:style-name="T4">summary</text:span> <text:span text:style-name="T7">type</text:span><text:span text:style-name="T8">=</text:span><text:span text:style-name="T9">"xhtml"</text:span><text:span text:style-name="T1">&gt;</text:span></text:p>
      <text:p text:style-name="P5"><text:span text:style-name="T8"><text:s text:c="16"/></text:span><text:span text:style-name="T1">&lt;</text:span><text:span text:style-name="T4">div</text:span> <text:span text:style-name="T7">xmlns</text:span><text:span text:style-name="T8">=</text:span><text:span text:style-name="T9">"http://www.w3.org/1999/xhtml"</text:span><text:span text:style-name="T1">&gt;</text:span></text:p>
      <text:p text:style-name="P5"><text:span text:style-name="T8"><text:s text:c="20"/></text:span><text:span text:style-name="T10">{%</text:span><text:span text:style-name="T11"> if </text:span><text:span text:style-name="T8">entity</text:span><text:span text:style-name="T12">.</text:span><text:span text:style-name="T8">logo</text:span><text:span text:style-name="T11"> </text:span><text:span text:style-name="T10">%}</text:span></text:p>
      <text:p text:style-name="P5"><text:span text:style-name="T8"><text:s text:c="24"/></text:span><text:span text:style-name="T1">&lt;</text:span><text:span text:style-name="T4">div</text:span><text:span text:style-name="T1">&gt;</text:span></text:p>
      <text:p text:style-name="P5"><text:span text:style-name="T8"><text:s text:c="28"/></text:span><text:span text:style-name="T1">&lt;</text:span><text:span text:style-name="T4">a</text:span> <text:span text:style-name="T7">href</text:span><text:span text:style-name="T8">=</text:span>"<text:span text:style-name="T10">{{</text:span><text:span text:style-name="T11"> </text:span><text:span text:style-name="T8">entity</text:span><text:span text:style-name="T12">.</text:span><text:span text:style-name="T8">url</text:span><text:span text:style-name="T11"> </text:span><text:span text:style-name="T10">}}</text:span>"<text:span text:style-name="T1">&gt;</text:span></text:p>
      <text:p text:style-name="P5"><text:span text:style-name="T8"><text:s text:c="32"/></text:span><text:span text:style-name="T1">&lt;</text:span><text:span text:style-name="T4">img</text:span> <text:span text:style-name="T7">src</text:span><text:span text:style-name="T8">=</text:span>"<text:span text:style-name="T9">http://</text:span><text:span text:style-name="T10">{{</text:span><text:span text:style-name="T11"> </text:span><text:span text:style-name="T8">app</text:span><text:span text:style-name="T12">.</text:span><text:span text:style-name="T8">request</text:span><text:span text:style-name="T12">.</text:span><text:span text:style-name="T8">host</text:span><text:span text:style-name="T11"> </text:span><text:span text:style-name="T10">}}</text:span><text:span text:style-name="T9">/uploads/jobs/</text:span><text:span text:style-name="T10">{{</text:span><text:span text:style-name="T11"> </text:span><text:span text:style-name="T8">entity</text:span><text:span text:style-name="T12">.</text:span><text:span text:style-name="T8">logo</text:span><text:span text:style-name="T11"> </text:span><text:span text:style-name="T10">}}</text:span>" <text:span text:style-name="T7">alt</text:span><text:span text:style-name="T8">=</text:span>"<text:span text:style-name="T10">{{</text:span><text:span text:style-name="T11"> </text:span><text:span text:style-name="T8">entity</text:span><text:span text:style-name="T12">.</text:span><text:span text:style-name="T8">company</text:span><text:span text:style-name="T11"> </text:span><text:span text:style-name="T10">}}</text:span><text:span text:style-name="T9"> logo</text:span>" <text:span text:style-name="T1">/&gt;</text:span></text:p>
      <text:p text:style-name="P5"><text:span text:style-name="T8"><text:s text:c="28"/></text:span><text:span text:style-name="T1">&lt;/</text:span><text:span text:style-name="T4">a</text:span><text:span text:style-name="T1">&gt;</text:span></text:p>
      <text:p text:style-name="P5"><text:span text:style-name="T8"><text:s text:c="24"/></text:span><text:span text:style-name="T1">&lt;/</text:span><text:span text:style-name="T4">div</text:span><text:span text:style-name="T1">&gt;</text:span></text:p>
      <text:p text:style-name="P5"><text:span text:style-name="T8"><text:s text:c="20"/></text:span><text:span text:style-name="T10">{%</text:span><text:span text:style-name="T11"> endif </text:span><text:span text:style-name="T10">%}</text:span></text:p>
      <text:p text:style-name="P5"><text:span text:style-name="T8"><text:s text:c="20"/></text:span><text:span text:style-name="T1">&lt;</text:span><text:span text:style-name="T4">div</text:span><text:span text:style-name="T1">&gt;</text:span></text:p>
      <text:p text:style-name="P5"><text:span text:style-name="T8"><text:s text:c="24"/></text:span><text:span text:style-name="T10">{{</text:span><text:span text:style-name="T11"> </text:span><text:span text:style-name="T8">entity</text:span><text:span text:style-name="T12">.</text:span><text:span text:style-name="T8">description</text:span><text:span text:style-name="T12">|</text:span><text:span text:style-name="T8">nl2br</text:span><text:span text:style-name="T11"> </text:span><text:span text:style-name="T10">}}</text:span></text:p>
      <text:p text:style-name="P5"><text:span text:style-name="T8"><text:s text:c="20"/></text:span><text:span text:style-name="T1">&lt;/</text:span><text:span text:style-name="T4">div</text:span><text:span text:style-name="T1">&gt;</text:span></text:p>
      <text:p text:style-name="P5"><text:span text:style-name="T8"><text:s text:c="20"/></text:span><text:span text:style-name="T1">&lt;</text:span><text:span text:style-name="T4">h4</text:span><text:span text:style-name="T1">&gt;</text:span><text:span text:style-name="T8">How to apply?</text:span><text:span text:style-name="T1">&lt;/</text:span><text:span text:style-name="T4">h4</text:span><text:span text:style-name="T1">&gt;</text:span></text:p>
      <text:p text:style-name="P5"><text:span text:style-name="T8"><text:s text:c="20"/></text:span><text:span text:style-name="T1">&lt;</text:span><text:span text:style-name="T4">p</text:span><text:span text:style-name="T1">&gt;</text:span><text:span text:style-name="T10">{{</text:span><text:span text:style-name="T11"> </text:span><text:span text:style-name="T8">entity</text:span><text:span text:style-name="T12">.</text:span><text:span text:style-name="T8">howtoapply</text:span><text:span text:style-name="T11"> </text:span><text:span text:style-name="T10">}}</text:span><text:span text:style-name="T1">&lt;/</text:span><text:span text:style-name="T4">p</text:span><text:span text:style-name="T1">&gt;</text:span></text:p>
      <text:p text:style-name="P5"><text:span text:style-name="T8"><text:s text:c="16"/></text:span><text:span text:style-name="T1">&lt;/</text:span><text:span text:style-name="T4">div</text:span><text:span text:style-name="T1">&gt;</text:span></text:p>
      <text:p text:style-name="P5"><text:span text:style-name="T8"><text:s text:c="12"/></text:span><text:span text:style-name="T1">&lt;/</text:span><text:span text:style-name="T4">summary</text:span><text:span text:style-name="T1">&gt;</text:span></text:p>
      <text:p text:style-name="P5"><text:span text:style-name="T8"><text:s text:c="12"/></text:span><text:span text:style-name="T1">&lt;</text:span><text:span text:style-name="T4">author</text:span><text:span text:style-name="T1">&gt;&lt;</text:span><text:span text:style-name="T4">name</text:span><text:span text:style-name="T1">&gt;</text:span><text:span text:style-name="T10">{{</text:span><text:span text:style-name="T11"> </text:span><text:span text:style-name="T8">entity</text:span><text:span text:style-name="T12">.</text:span><text:span text:style-name="T8">company</text:span><text:span text:style-name="T11"> </text:span><text:span text:style-name="T10">}}</text:span><text:span text:style-name="T1">&lt;/</text:span><text:span text:style-name="T4">name</text:span><text:span text:style-name="T1">&gt;&lt;/</text:span><text:span text:style-name="T4">author</text:span><text:span text:style-name="T1">&gt;</text:span></text:p>
      <text:p text:style-name="P5"><text:span text:style-name="T8"><text:s text:c="8"/></text:span><text:span text:style-name="T1">&lt;/</text:span><text:span text:style-name="T4">entry</text:span><text:span text:style-name="T1">&gt;</text:span></text:p>
      <text:p text:style-name="P5"><text:span text:style-name="T8"><text:s text:c="4"/></text:span><text:span text:style-name="T10">{%</text:span><text:span text:style-name="T11"> endfor </text:span><text:span text:style-name="T10">%}</text:span></text:p>
      <text:p text:style-name="P5"><text:span text:style-name="T1">&lt;/</text:span><text:span text:style-name="T4">feed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0M40S</meta:editing-duration>
    <meta:editing-cycles>42</meta:editing-cycles>
    <meta:generator>OpenOffice.org/3.3$Win32 OpenOffice.org_project/330m20$Build-9567</meta:generator>
    <dc:date>2014-03-18T12:27:50.47</dc:date>
    <dc:creator>szymon idczak</dc:creator>
    <meta:document-statistic meta:table-count="0" meta:image-count="0" meta:object-count="0" meta:page-count="6" meta:paragraph-count="269" meta:word-count="746" meta:character-count="10917"/>
    <meta:user-defined meta:name="Info 1"/>
    <meta:user-defined meta:name="Info 2"/>
    <meta:user-defined meta:name="Info 3"/>
    <meta:user-defined meta:name="Info 4"/>
  </office:meta>
</office:document-meta>
</file>